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position="0% 100%" officeooo:rsid="001b6524" officeooo:paragraph-rsid="001b6524"/>
    </style:style>
    <style:style style:name="P2" style:family="paragraph" style:parent-style-name="Standard">
      <style:text-properties style:text-position="0% 100%" officeooo:rsid="001b6524" officeooo:paragraph-rsid="001d08f5"/>
    </style:style>
    <style:style style:name="P3" style:family="paragraph" style:parent-style-name="Standard">
      <style:text-properties style:text-position="0% 100%" officeooo:rsid="001b6524" officeooo:paragraph-rsid="00216926"/>
    </style:style>
    <style:style style:name="P4" style:family="paragraph" style:parent-style-name="Standard">
      <style:text-properties style:text-position="0% 100%" officeooo:rsid="001d08f5" officeooo:paragraph-rsid="001d08f5"/>
    </style:style>
    <style:style style:name="P5" style:family="paragraph" style:parent-style-name="Standard">
      <style:text-properties style:text-position="0% 100%" officeooo:rsid="001d86d8" officeooo:paragraph-rsid="001d86d8"/>
    </style:style>
    <style:style style:name="P6" style:family="paragraph" style:parent-style-name="Standard">
      <style:text-properties style:text-position="0% 100%" officeooo:rsid="001fc4d5" officeooo:paragraph-rsid="001fc4d5"/>
    </style:style>
    <style:style style:name="P7" style:family="paragraph" style:parent-style-name="Standard">
      <style:text-properties style:text-position="0% 100%" officeooo:rsid="00233d8b" officeooo:paragraph-rsid="00233d8b"/>
    </style:style>
    <style:style style:name="P8" style:family="paragraph" style:parent-style-name="Standard">
      <style:text-properties style:text-position="0% 100%" officeooo:rsid="002a37b6" officeooo:paragraph-rsid="002a37b6"/>
    </style:style>
    <style:style style:name="P9" style:family="paragraph" style:parent-style-name="Standard">
      <style:text-properties style:text-position="0% 100%" officeooo:rsid="002a37b6" officeooo:paragraph-rsid="00317873"/>
    </style:style>
    <style:style style:name="P10" style:family="paragraph" style:parent-style-name="Standard">
      <style:text-properties style:text-position="0% 100%" officeooo:rsid="002a37b6" officeooo:paragraph-rsid="0032b251"/>
    </style:style>
    <style:style style:name="P11" style:family="paragraph" style:parent-style-name="Standard">
      <style:text-properties style:text-position="0% 100%" fo:font-weight="bold" officeooo:rsid="002a37b6" officeooo:paragraph-rsid="002a37b6" style:font-weight-asian="bold" style:font-weight-complex="bold"/>
    </style:style>
    <style:style style:name="P12" style:family="paragraph" style:parent-style-name="Standard">
      <style:text-properties style:text-position="0% 100%" fo:font-weight="normal" officeooo:rsid="002df701" officeooo:paragraph-rsid="002df701" style:font-weight-asian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fc4d5"/>
    </style:style>
    <style:style style:name="T3" style:family="text">
      <style:text-properties style:text-position="sub 58%" officeooo:rsid="00216926"/>
    </style:style>
    <style:style style:name="T4" style:family="text">
      <style:text-properties style:text-position="sub 58%" fo:font-style="italic" style:font-style-asian="italic" style:font-style-complex="italic"/>
    </style:style>
    <style:style style:name="T5" style:family="text">
      <style:text-properties style:text-position="sub 58%" fo:font-style="italic" officeooo:rsid="002be7b6" style:font-style-asian="italic" style:font-style-complex="italic"/>
    </style:style>
    <style:style style:name="T6" style:family="text">
      <style:text-properties style:text-position="sub 58%" fo:font-style="normal" officeooo:rsid="002be7b6" style:font-style-asian="normal" style:font-style-complex="normal"/>
    </style:style>
    <style:style style:name="T7" style:family="text">
      <style:text-properties style:text-position="sub 58%" officeooo:rsid="002be7b6"/>
    </style:style>
    <style:style style:name="T8" style:family="text">
      <style:text-properties style:text-position="sub 58%" style:font-name="Liberation Serif1"/>
    </style:style>
    <style:style style:name="T9" style:family="text">
      <style:text-properties style:text-position="sub 58%" style:font-name="Liberation Serif"/>
    </style:style>
    <style:style style:name="T10" style:family="text">
      <style:text-properties style:text-position="sub 58%" style:font-name="Liberation Serif" officeooo:rsid="00317873"/>
    </style:style>
    <style:style style:name="T11" style:family="text">
      <style:text-properties style:text-position="sub 58%" style:font-name="Liberation Serif" fo:font-style="normal" officeooo:rsid="00317873" style:font-style-asian="normal" style:font-style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ce181e"/>
    </style:style>
    <style:style style:name="T14" style:family="text">
      <style:text-properties fo:color="#ce181e" officeooo:rsid="001f08aa"/>
    </style:style>
    <style:style style:name="T15" style:family="text">
      <style:text-properties officeooo:rsid="001fc4d5"/>
    </style:style>
    <style:style style:name="T16" style:family="text">
      <style:text-properties officeooo:rsid="00216926"/>
    </style:style>
    <style:style style:name="T17" style:family="text">
      <style:text-properties officeooo:rsid="002bbdea"/>
    </style:style>
    <style:style style:name="T18" style:family="text">
      <style:text-properties officeooo:rsid="002be7b6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2be7b6" style:font-style-asian="italic" style:font-style-complex="italic"/>
    </style:style>
    <style:style style:name="T21" style:family="text">
      <style:text-properties fo:font-style="normal" officeooo:rsid="002be7b6" style:font-style-asian="normal" style:font-style-complex="normal"/>
    </style:style>
    <style:style style:name="T22" style:family="text">
      <style:text-properties fo:font-style="normal" officeooo:rsid="00317873" style:font-style-asian="normal" style:font-style-complex="normal"/>
    </style:style>
    <style:style style:name="T23" style:family="text">
      <style:text-properties officeooo:rsid="002c2509"/>
    </style:style>
    <style:style style:name="T24" style:family="text">
      <style:text-properties officeooo:rsid="002df701"/>
    </style:style>
    <style:style style:name="T25" style:family="text">
      <style:text-properties style:font-name="Liberation Serif1" officeooo:rsid="002df701"/>
    </style:style>
    <style:style style:name="T26" style:family="text">
      <style:text-properties style:font-name="Liberation Serif1" officeooo:rsid="002f79cf"/>
    </style:style>
    <style:style style:name="T27" style:family="text">
      <style:text-properties style:font-name="Liberation Serif1" fo:font-style="normal" officeooo:rsid="002f79cf" style:font-style-asian="normal" style:font-style-complex="normal"/>
    </style:style>
    <style:style style:name="T28" style:family="text">
      <style:text-properties style:font-name="Liberation Serif1" fo:font-style="normal" officeooo:rsid="002df701" style:font-style-asian="normal" style:font-style-complex="normal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officeooo:rsid="002df701"/>
    </style:style>
    <style:style style:name="T31" style:family="text">
      <style:text-properties style:font-name="Liberation Serif" officeooo:rsid="002f79cf"/>
    </style:style>
    <style:style style:name="T32" style:family="text">
      <style:text-properties style:font-name="Liberation Serif" officeooo:rsid="00317873"/>
    </style:style>
    <style:style style:name="T33" style:family="text">
      <style:text-properties style:font-name="Liberation Serif" fo:font-style="normal" officeooo:rsid="002df701" style:font-style-asian="normal" style:font-style-complex="normal"/>
    </style:style>
    <style:style style:name="T34" style:family="text">
      <style:text-properties style:font-name="Liberation Serif" fo:font-style="normal" officeooo:rsid="00317873" style:font-style-asian="normal" style:font-style-complex="normal"/>
    </style:style>
    <style:style style:name="T35" style:family="text">
      <style:text-properties style:font-name="Liberation Serif" fo:font-style="normal" officeooo:rsid="002f79cf" style:font-style-asian="normal" style:font-style-complex="normal"/>
    </style:style>
    <style:style style:name="T36" style:family="text">
      <style:text-properties style:font-name="Liberation Serif" fo:font-style="normal" officeooo:rsid="0032b251" style:font-style-asian="normal" style:font-style-complex="normal"/>
    </style:style>
    <style:style style:name="T37" style:family="text">
      <style:text-properties style:font-name="Liberation Serif" officeooo:rsid="0032b251"/>
    </style:style>
    <style:style style:name="T38" style:family="text">
      <style:text-properties officeooo:rsid="002f79cf"/>
    </style:style>
    <style:style style:name="T39" style:family="text">
      <style:text-properties officeooo:rsid="00317873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2">Re-ranking Mathematical Model:</text:span></text:p>
      <text:p text:style-name="P5"/>
      <text:p text:style-name="P12">{M<text:span text:style-name="T1">u</text:span>} is set of Movies rated by user u.</text:p>
      <text:p text:style-name="P12">{TG<text:span text:style-name="T1">{m | m </text:span><text:span text:style-name="T8">ϵ</text:span><text:span text:style-name="T9"> M}</text:span><text:span text:style-name="T29">} is set of Tag genomes for movie m from set M</text:span><text:span text:style-name="T9">u</text:span><text:span text:style-name="T29">.</text:span></text:p>
      <text:p text:style-name="P12"><text:span text:style-name="T29"/></text:p>
      <text:p text:style-name="P11">User profile: </text:p>
      <text:p text:style-name="P9">Min: <text:span text:style-name="T24">For all {m | m </text:span><text:span text:style-name="T25">ϵ</text:span><text:span text:style-name="T30"> M},</text:span></text:p>
      <text:p text:style-name="P9"><text:span text:style-name="T30"><text:tab/></text:span><text:span text:style-name="T32">min</text:span><text:span text:style-name="T10">u</text:span><text:span text:style-name="T32"> = </text:span>min(<text:span text:style-name="T19">t</text:span><text:span text:style-name="T4">i</text:span>) | <text:span text:style-name="T39">For each </text:span><text:span text:style-name="T19">t</text:span><text:span text:style-name="T5">i</text:span> <text:span text:style-name="T26">ϵ</text:span><text:span text:style-name="T31"> {t | t </text:span><text:span text:style-name="T25">ϵ </text:span><text:span text:style-name="T26">TG</text:span><text:span text:style-name="T31">}</text:span></text:p>
      <text:p text:style-name="P9"><text:span text:style-name="T31"/></text:p>
      <text:p text:style-name="P10">Max: <text:span text:style-name="T24">For all {m | m </text:span><text:span text:style-name="T25">ϵ</text:span><text:span text:style-name="T30"> M},</text:span></text:p>
      <text:p text:style-name="P10"><text:span text:style-name="T33"><text:tab/></text:span><text:span text:style-name="T36">max</text:span><text:span text:style-name="T11">u</text:span><text:span text:style-name="T34"> = </text:span><text:span text:style-name="T36">max</text:span><text:span text:style-name="T21">(</text:span><text:span text:style-name="T20">t</text:span><text:span text:style-name="T5">i</text:span><text:span text:style-name="T21">) | </text:span><text:span text:style-name="T22">For each </text:span><text:span text:style-name="T20">t</text:span><text:span text:style-name="T5">i</text:span><text:span text:style-name="T21"> </text:span><text:span text:style-name="T27">ϵ</text:span><text:span text:style-name="T35"> {t | t </text:span><text:span text:style-name="T28">ϵ </text:span><text:span text:style-name="T27">TG</text:span><text:span text:style-name="T35">}</text:span></text:p>
      <text:p text:style-name="P8"><text:span text:style-name="T21"/></text:p>
      <text:p text:style-name="P10">Mean: <text:span text:style-name="T24">For all {m | m </text:span><text:span text:style-name="T25">ϵ</text:span><text:span text:style-name="T30"> M},</text:span></text:p>
      <text:p text:style-name="P10"><text:span text:style-name="T30"><text:tab/></text:span><text:span text:style-name="T37">mean</text:span><text:span text:style-name="T10">u</text:span><text:span text:style-name="T32"> = </text:span><text:span text:style-name="T37">mean</text:span>(<text:span text:style-name="T19">t</text:span><text:span text:style-name="T4">i</text:span>) | <text:span text:style-name="T39">For each </text:span><text:span text:style-name="T19">t</text:span><text:span text:style-name="T5">i</text:span> <text:span text:style-name="T26">ϵ</text:span><text:span text:style-name="T31"> {t | t </text:span><text:span text:style-name="T25">ϵ </text:span><text:span text:style-name="T26">TG</text:span><text:span text:style-name="T31">}</text:span></text:p>
      <text:p text:style-name="P10"/>
      <text:p text:style-name="P8">Bias <text:span text:style-name="T17">as weight(Optional)</text:span>: Bias represents whether user has a bias towards min or max profile and by what ratio.</text:p>
      <text:p text:style-name="P1"/>
      <text:p text:style-name="P1">S<text:span text:style-name="T1">c </text:span>= Similarity score of a movie to the Candidate Movie ID</text:p>
      <text:p text:style-name="P1">S<text:span text:style-name="T1">u</text:span> = Similarity score of a movie to the User Profile</text:p>
      <text:p text:style-name="P6">R<text:span text:style-name="T1">c(u) | m &lt;?&gt; in &lt;?&gt; M</text:span> = Rating for Candidate Movie given by user ‘u’</text:p>
      <text:p text:style-name="P6">where, <text:span text:style-name="T1">m </text:span>is a movie ID from the set of Movies M.</text:p>
      <text:p text:style-name="P1"/>
      <text:p text:style-name="P1">Diversity (div) = 1 – S<text:span text:style-name="T1">u </text:span><text:span text:style-name="T13">//</text:span><text:span text:style-name="T14">TODO confirm diversity formula</text:span></text:p>
      <text:p text:style-name="P1"/>
      <text:p text:style-name="P2">u &lt;?&gt; in &lt;?&gt; U,</text:p>
      <text:p text:style-name="P2">where U is set of users</text:p>
      <text:p text:style-name="P4">and</text:p>
      <text:p text:style-name="P4">u is a User being tested.</text:p>
      <text:p text:style-name="P1"/>
      <text:p text:style-name="P3">Composite Score = <text:span text:style-name="T15">R</text:span><text:span text:style-name="T2">c(u)</text:span><text:span text:style-name="T15"> * div * S</text:span><text:span text:style-name="T3">u </text:span><text:span text:style-name="T16">* S</text:span><text:span text:style-name="T3">c</text:span></text:p>
      <text:p text:style-name="P7">Composite Rank = N<text:span text:style-name="T1">i</text:span>, where <text:span text:style-name="T1">i </text:span>&lt;?&gt;in&lt;?&gt; index in the ranking list.</text:p>
      <text:p text:style-name="P7"/>
      <text:p text:style-name="P7"/>
      <text:p text:style-name="P7"><draw:frame draw:style-name="fr1" draw:name="Object1" text:anchor-type="paragraph" svg:width="21.001cm" svg:height="3.20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text-position="sub 5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20:29:01.035911900</meta:creation-date>
    <dc:date>2019-03-10T23:38:03.157049463</dc:date>
    <meta:editing-duration>PT2H58M12S</meta:editing-duration>
    <meta:editing-cycles>20</meta:editing-cycles>
    <meta:generator>LibreOffice/6.0.7.3$Linux_X86_64 LibreOffice_project/00m0$Build-3</meta:generator>
    <meta:document-statistic meta:table-count="0" meta:image-count="0" meta:object-count="1" meta:page-count="1" meta:paragraph-count="22" meta:word-count="212" meta:character-count="918" meta:non-whitespace-character-count="7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2.21mm"/>
    </style:style>
    <style:style style:name="co3" style:family="table-column">
      <style:table-column-properties fo:break-before="auto" style:column-width="91.07mm"/>
    </style:style>
    <style:style style:name="co4" style:family="table-column">
      <style:table-column-properties fo:break-before="auto" style:column-width="128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#fff200" style:rotation-align="none"/>
    </style:style>
    <style:style style:name="ce7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background-color="#fff2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ranking Table and Equations" table:style-name="ta1">
        <table:table-column table:style-name="co1" table:number-columns-repeated="10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row table:style-name="ro1" table:number-rows-repeated="3">
          <table:table-cell table:number-columns-repeated="10"/>
          <table:table-cell table:style-name="Default" table:number-columns-repeated="3"/>
        </table:table-row>
        <table:table-row table:style-name="ro1">
          <table:table-cell table:number-columns-repeated="10"/>
          <table:table-cell table:style-name="ce7" office:value-type="string" calcext:value-type="string">
            <text:p>For each movie in recommendation list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7" office:value-type="string" calcext:value-type="string">
            <text:p>S_u = find similarity with user’s profile</text:p>
          </table:table-cell>
          <table:table-cell/>
        </table:table-row>
        <table:table-row table:style-name="ro1">
          <table:table-cell table:number-columns-repeated="12"/>
          <table:table-cell table:style-name="ce9" office:value-type="string" calcext:value-type="string">
            <text:p>TODO define user’s profile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table:style-name="ce7" office:value-type="string" calcext:value-type="string">
            <text:p>Diversity = 1 – similarity</text:p>
          </table:table-cell>
          <table:table-cell/>
        </table:table-row>
        <table:table-row table:style-name="ro1">
          <table:table-cell table:number-columns-repeated="12"/>
          <table:table-cell table:style-name="ce9" office:value-type="string" calcext:value-type="string">
            <text:p>TODO use this definition to calculate diversity or use std def’s from literature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table:number-columns-repeated="11"/>
          <table:table-cell office:value-type="string" calcext:value-type="string">
            <text:p>S_c = (average in case of multiple candidate movies)</text:p>
            <text:p>Similarity to candidate movie</text:p>
          </table:table-cell>
          <table:table-cell/>
        </table:table-row>
        <table:table-row table:style-name="ro1">
          <table:table-cell table:number-columns-repeated="12"/>
          <table:table-cell table:style-name="ce9" office:value-type="string" calcext:value-type="string">
            <text:p>TODO verify formula for divesity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2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3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5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6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8" number:language="en" number:country="IE">
      <number:day number:style="long"/>
      <number:text>-</number:text>
      <number:month number:textual="true"/>
    </number:date-style>
    <number:date-style style:name="N10119" number:language="en" number:country="IE">
      <number:month number:textual="true"/>
      <number:text>-</number:text>
      <number:year/>
    </number:date-style>
    <number:time-style style:name="N10120" number:language="en" number:country="IE">
      <number:hours/>
      <number:text>:</number:text>
      <number:minutes number:style="long"/>
      <number:text> </number:text>
      <number:am-pm/>
    </number:time-style>
    <number:time-style style:name="N10121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2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en" number:country="IE">
      <number:number number:decimal-places="0" loext:min-decimal-places="0" number:min-integer-digits="1" number:grouping="true"/>
    </number:number-style>
    <number:number-style style:name="N10123" number:language="en" number:country="IE">
      <number:text>-</number:text>
      <number:number number:decimal-places="0" loext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IE">
      <number:number number:decimal-places="0" loext:min-decimal-places="0" number:min-integer-digits="1" number:grouping="true"/>
    </number:number-style>
    <number:number-style style:name="N10124" number:language="en" number:country="I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IE">
      <number:number number:decimal-places="2" loext:min-decimal-places="2" number:min-integer-digits="1" number:grouping="true"/>
    </number:number-style>
    <number:number-style style:name="N10125" number:language="en" number:country="IE">
      <number:text>-</number:text>
      <number:number number:decimal-places="2" loext:min-decimal-places="2" number:min-integer-digits="1" number:grouping="true"/>
      <style:map style:condition="value()&gt;=0" style:apply-style-name="N10125P0"/>
    </number:number-style>
    <number:number-style style:name="N10126P0" style:volatile="true" number:language="en" number:country="IE">
      <number:number number:decimal-places="2" loext:min-decimal-places="2" number:min-integer-digits="1" number:grouping="true"/>
    </number:number-style>
    <number:number-style style:name="N10126" number:language="en" number:country="I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6P0"/>
    </number:number-style>
    <number:number-style style:name="N10130P0" style:volatile="true" number:language="en" number:country="I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I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IE">
      <loext:text> </loext:text>
      <loext:fill-character> </loext:fill-character>
      <number:text>- </number:text>
    </number:number-style>
    <number:text-style style:name="N10130" number:language="en" number:country="IE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I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n" number:country="I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2" style:volatile="true" number:language="en" number:country="IE">
      <loext:text> €</loext:text>
      <loext:fill-character> </loext:fill-character>
      <number:text>- </number:text>
    </number:number-style>
    <number:text-style style:name="N10134" number:language="en" number:country="IE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I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I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I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IE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n" number:country="I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n" number:country="I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2" style:volatile="true" number:language="en" number:country="I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n" number:country="IE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/00/0000</text:date>, <text:time style:data-style-name="N2" text:time-value="21:25:35.533839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